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29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/>
          <table:table-cell table:style-name="ce2" office:value-type="string" calcext:value-type="string">
            <text:p>Panuval</text:p>
          </table:table-cell>
          <table:table-cell table:style-name="ce3" office:value-type="string" calcext:value-type="string">
            <text:p>DF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வையிலைவேற் காளை</text:p>
          </table:table-cell>
          <table:table-cell table:style-name="ce2" office:value-type="float" office:value="209" calcext:value-type="float">
            <text:p>209</text:p>
          </table:table-cell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கடலும் மகனும்</text:p>
          </table:table-cell>
          <table:table-cell table:style-name="ce2" office:value-type="float" office:value="238" calcext:value-type="float">
            <text:p>23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மதிகெட்டான் சோலை</text:p>
          </table:table-cell>
          <table:table-cell table:style-name="ce2"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லகுடு</text:p>
          </table:table-cell>
          <table:table-cell table:style-name="ce2"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வெண்ணிற ஆடை</text:p>
          </table:table-cell>
          <table:table-cell table:style-name="ce2"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அஜ்வா</text:p>
          </table:table-cell>
          <table:table-cell table:style-name="ce2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சுபிட்ச முருகன்</text:p>
          </table:table-cell>
          <table:table-cell table:style-name="ce2"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அன்பும் அறமும்</text:p>
          </table:table-cell>
          <table:table-cell table:style-name="ce2"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எக்ஸ்டஸி</text:p>
          </table:table-cell>
          <table:table-cell table:style-name="ce2" office:value-type="float" office:value="238" calcext:value-type="float">
            <text:p>238</text:p>
          </table:table-cell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அத்தாரோ</text:p>
          </table:table-cell>
          <table:table-cell/>
          <table:table-cell table:style-name="ce3" office:value-type="float" office:value="230" calcext:value-type="float">
            <text:p>230</text:p>
          </table:table-cell>
          <table:table-cell table:number-columns-repeated="1021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0:50:52.9338172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3.1$Linux_X86_64 LibreOffice_project/00$Build-1</meta:generator>
    <dc:date>2020-11-29T10:52:11.451833988</dc:date>
    <meta:editing-duration>PT23M53S</meta:editing-duration>
    <meta:editing-cycles>7</meta:editing-cycles>
    <meta:document-statistic meta:table-count="1" meta:cell-count="30" meta:object-count="0"/>
  </office:meta>
</office:document-meta>
</file>